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nux Libertine Mono" svg:font-family="'Linux Libertine Mono'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199cm" fo:border="0.05pt solid #cccccc"/>
    </style:style>
    <style:style style:name="Tableau2.A2" style:family="table-cell">
      <style:table-cell-properties fo:padding="0.199cm" fo:border-left="0.05pt solid #cccccc" fo:border-right="0.05pt solid #cccccc" fo:border-top="none" fo:border-bottom="0.05pt solid #cccccc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199cm" fo:border="0.05pt solid #cccccc"/>
    </style:style>
    <style:style style:name="Tableau7.A2" style:family="table-cell">
      <style:table-cell-properties fo:padding="0.199cm" fo:border-left="0.05pt solid #cccccc" fo:border-right="0.05pt solid #cccccc" fo:border-top="none" fo:border-bottom="0.05pt solid #cccccc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199cm" fo:border="0.05pt solid #cccccc"/>
    </style:style>
    <style:style style:name="Tableau1.A2" style:family="table-cell">
      <style:table-cell-properties fo:padding="0.199cm" fo:border-left="0.05pt solid #cccccc" fo:border-right="0.05pt solid #cccccc" fo:border-top="none" fo:border-bottom="0.05pt solid #cccccc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199cm" fo:border="0.05pt solid #cccccc"/>
    </style:style>
    <style:style style:name="Tableau3.A2" style:family="table-cell">
      <style:table-cell-properties fo:padding="0.199cm" fo:border-left="0.05pt solid #cccccc" fo:border-right="0.05pt solid #cccccc" fo:border-top="none" fo:border-bottom="0.05pt solid #cccccc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199cm" fo:border="0.05pt solid #cccccc"/>
    </style:style>
    <style:style style:name="P1" style:family="paragraph" style:parent-style-name="Text_20_body">
      <style:text-properties officeooo:rsid="0014f191" officeooo:paragraph-rsid="0014f191"/>
    </style:style>
    <style:style style:name="P2" style:family="paragraph" style:parent-style-name="Text_20_body">
      <style:text-properties officeooo:rsid="000d94c8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397f5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b39da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c19c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cea6a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1ebc25" officeooo:paragraph-rsid="001ebc25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20f069"/>
    </style:style>
    <style:style style:name="P10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</style:style>
    <style:style style:name="P11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397f5" officeooo:paragraph-rsid="001397f5"/>
    </style:style>
    <style:style style:name="P12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397f5" officeooo:paragraph-rsid="001c19cc"/>
    </style:style>
    <style:style style:name="P1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397f5" officeooo:paragraph-rsid="001cea6a"/>
    </style:style>
    <style:style style:name="P14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397f5" officeooo:paragraph-rsid="0020f069"/>
    </style:style>
    <style:style style:name="P15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paragraph-rsid="001b39da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ebc25" officeooo:paragraph-rsid="001ebc25"/>
    </style:style>
    <style:style style:name="P17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f5fc9" officeooo:paragraph-rsid="001f5fc9"/>
    </style:style>
    <style:style style:name="P18" style:family="paragraph" style:parent-style-name="Code">
      <style:text-properties officeooo:paragraph-rsid="001a7be3"/>
    </style:style>
    <style:style style:name="P19" style:family="paragraph" style:parent-style-name="Standard">
      <style:text-properties officeooo:paragraph-rsid="00206da7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397f5" officeooo:paragraph-rsid="0020f069"/>
    </style:style>
    <style:style style:name="P21" style:family="paragraph" style:parent-style-name="Standard">
      <style:text-properties officeooo:paragraph-rsid="002ee796"/>
    </style:style>
    <style:style style:name="P22" style:family="paragraph" style:parent-style-name="Heading_20_1" style:list-style-name=""/>
    <style:style style:name="P23" style:family="paragraph" style:parent-style-name="Heading_20_1" style:list-style-name="">
      <style:text-properties officeooo:rsid="000d94c8" officeooo:paragraph-rsid="000d94c8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list-style-name="">
      <style:paragraph-properties fo:break-before="page"/>
      <style:text-properties officeooo:rsid="0014f191" officeooo:paragraph-rsid="0014f191"/>
    </style:style>
    <style:style style:name="P26" style:family="paragraph" style:parent-style-name="Heading_20_1">
      <style:paragraph-properties fo:break-before="page"/>
      <style:text-properties officeooo:rsid="000d94c8" officeooo:paragraph-rsid="000d94c8"/>
    </style:style>
    <style:style style:name="P27" style:family="paragraph" style:parent-style-name="Text_20_body">
      <style:paragraph-properties fo:margin-top="0cm" fo:margin-bottom="0cm" style:contextual-spacing="false"/>
      <style:text-properties fo:font-weight="bold" officeooo:rsid="001ebc25" officeooo:paragraph-rsid="0025c203" style:font-weight-asian="bold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fo:font-weight="bold" officeooo:rsid="001ebc25" officeooo:paragraph-rsid="0029ea67" style:font-weight-asian="bold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fo:font-weight="bold" officeooo:rsid="001f5fc9" officeooo:paragraph-rsid="001f5fc9" style:font-weight-asian="bold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fo:font-weight="bold" officeooo:rsid="0025c203" officeooo:paragraph-rsid="0025c203" style:font-weight-asian="bold" style:font-weight-complex="bold"/>
    </style:style>
    <style:style style:name="P31" style:family="paragraph" style:parent-style-name="Text_20_body">
      <style:paragraph-properties fo:margin-top="0cm" fo:margin-bottom="0cm" style:contextual-spacing="false"/>
      <style:text-properties fo:font-weight="bold" officeooo:rsid="0025c203" officeooo:paragraph-rsid="0029ea67" style:font-weight-asian="bold" style:font-weight-complex="bold"/>
    </style:style>
    <style:style style:name="P32" style:family="paragraph" style:parent-style-name="Text_20_body">
      <style:paragraph-properties fo:margin-top="0cm" fo:margin-bottom="0cm" style:contextual-spacing="false"/>
      <style:text-properties fo:font-weight="bold" officeooo:rsid="0029ea67" officeooo:paragraph-rsid="0029ea67" style:font-weight-asian="bold" style:font-weight-complex="bold"/>
    </style:style>
    <style:style style:name="P33" style:family="paragraph" style:parent-style-name="Text_20_body">
      <style:paragraph-properties fo:margin-top="0cm" fo:margin-bottom="0cm" style:contextual-spacing="false"/>
      <style:text-properties fo:font-weight="bold" officeooo:rsid="002b85f4" officeooo:paragraph-rsid="002b85f4" style:font-weight-asian="bold" style:font-weight-complex="bold"/>
    </style:style>
    <style:style style:name="P34" style:family="paragraph" style:parent-style-name="Text_20_body">
      <style:paragraph-properties fo:margin-top="0cm" fo:margin-bottom="0cm" style:contextual-spacing="false"/>
      <style:text-properties fo:font-weight="bold" officeooo:rsid="002ca461" officeooo:paragraph-rsid="002ca461" style:font-weight-asian="bold" style:font-weight-complex="bold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0206da7" officeooo:paragraph-rsid="00206da7"/>
    </style:style>
    <style:style style:name="P36" style:family="paragraph" style:parent-style-name="Text_20_body">
      <style:paragraph-properties fo:margin-top="0cm" fo:margin-bottom="0cm" style:contextual-spacing="false"/>
      <style:text-properties officeooo:rsid="00206da7" officeooo:paragraph-rsid="002ee796"/>
    </style:style>
    <style:style style:name="P37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23915d" officeooo:paragraph-rsid="0023915d"/>
    </style:style>
    <style:style style:name="P38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25c203" officeooo:paragraph-rsid="0025c203"/>
    </style:style>
    <style:style style:name="P39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weight="normal" officeooo:rsid="001ebc25" officeooo:paragraph-rsid="0025c203" style:font-weight-asian="normal" style:font-weight-complex="normal"/>
    </style:style>
    <style:style style:name="P40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weight="normal" officeooo:rsid="0025c203" officeooo:paragraph-rsid="0025c203" style:font-weight-asian="normal" style:font-weight-complex="normal"/>
    </style:style>
    <style:style style:name="P41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1ebc25" officeooo:paragraph-rsid="0025c203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1ebc25" officeooo:paragraph-rsid="0029ea67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1ebc25" officeooo:paragraph-rsid="002b85f4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25c203" officeooo:paragraph-rsid="0029ea67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25c203" officeooo:paragraph-rsid="002b85f4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25c203" officeooo:paragraph-rsid="002ca461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206da7" officeooo:paragraph-rsid="002ee796"/>
    </style:style>
    <style:style style:name="P48" style:family="paragraph" style:parent-style-name="Text_20_body">
      <style:text-properties officeooo:rsid="00254238" officeooo:paragraph-rsid="00254238"/>
    </style:style>
    <style:style style:name="P49" style:family="paragraph" style:parent-style-name="Text_20_body">
      <style:text-properties officeooo:rsid="0025c203" officeooo:paragraph-rsid="0025c203"/>
    </style:style>
    <style:style style:name="P50" style:family="paragraph" style:parent-style-name="Text_20_body">
      <style:text-properties officeooo:rsid="00206da7" officeooo:paragraph-rsid="00206da7"/>
    </style:style>
    <style:style style:name="P51" style:family="paragraph" style:parent-style-name="Heading_20_2">
      <style:text-properties officeooo:paragraph-rsid="001c19cc"/>
    </style:style>
    <style:style style:name="P52" style:family="paragraph" style:parent-style-name="Heading_20_2">
      <style:text-properties officeooo:paragraph-rsid="00115280"/>
    </style:style>
    <style:style style:name="P53" style:family="paragraph" style:parent-style-name="Heading_20_2">
      <style:text-properties officeooo:rsid="00206da7" officeooo:paragraph-rsid="00206da7"/>
    </style:style>
    <style:style style:name="P54" style:family="paragraph" style:parent-style-name="Heading_20_2">
      <style:text-properties officeooo:rsid="00254238" officeooo:paragraph-rsid="00254238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de">
      <style:text-properties officeooo:rsid="0030962e" officeooo:paragraph-rsid="0030962e"/>
    </style:style>
    <style:style style:name="T1" style:family="text">
      <style:text-properties officeooo:rsid="000d94c8"/>
    </style:style>
    <style:style style:name="T2" style:family="text">
      <style:text-properties officeooo:rsid="001152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5280" style:font-weight-asian="bold" style:font-weight-complex="bold"/>
    </style:style>
    <style:style style:name="T5" style:family="text">
      <style:text-properties fo:font-weight="bold" officeooo:rsid="0011a6fc" style:font-weight-asian="bold" style:font-weight-complex="bold"/>
    </style:style>
    <style:style style:name="T6" style:family="text">
      <style:text-properties fo:font-weight="bold" officeooo:rsid="001397f5" style:font-weight-asian="bold" style:font-weight-complex="bold"/>
    </style:style>
    <style:style style:name="T7" style:family="text">
      <style:text-properties fo:font-weight="bold" officeooo:rsid="001b39da" style:font-weight-asian="bold" style:font-weight-complex="bold"/>
    </style:style>
    <style:style style:name="T8" style:family="text">
      <style:text-properties fo:font-weight="bold" officeooo:rsid="001c19cc" style:font-weight-asian="bold" style:font-weight-complex="bold"/>
    </style:style>
    <style:style style:name="T9" style:family="text">
      <style:text-properties fo:font-weight="bold" officeooo:rsid="001cea6a" style:font-weight-asian="bold" style:font-weight-complex="bold"/>
    </style:style>
    <style:style style:name="T10" style:family="text">
      <style:text-properties fo:font-weight="bold" officeooo:rsid="001ebc25" style:font-weight-asian="bold" style:font-weight-complex="bold"/>
    </style:style>
    <style:style style:name="T11" style:family="text">
      <style:text-properties fo:font-weight="bold" officeooo:rsid="0020f069" style:font-weight-asian="bold" style:font-weight-complex="bold"/>
    </style:style>
    <style:style style:name="T12" style:family="text">
      <style:text-properties officeooo:rsid="0011a6fc"/>
    </style:style>
    <style:style style:name="T13" style:family="text">
      <style:text-properties officeooo:rsid="001397f5"/>
    </style:style>
    <style:style style:name="T14" style:family="text">
      <style:text-properties officeooo:rsid="0014f19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500e5"/>
    </style:style>
    <style:style style:name="T17" style:family="text">
      <style:text-properties officeooo:rsid="001b39da"/>
    </style:style>
    <style:style style:name="T18" style:family="text">
      <style:text-properties officeooo:rsid="001c19cc"/>
    </style:style>
    <style:style style:name="T19" style:family="text">
      <style:text-properties officeooo:rsid="001cea6a"/>
    </style:style>
    <style:style style:name="T20" style:family="text">
      <style:text-properties officeooo:rsid="00227e66"/>
    </style:style>
    <style:style style:name="T21" style:family="text">
      <style:text-properties officeooo:rsid="002755d4"/>
    </style:style>
    <style:style style:name="T22" style:family="text">
      <style:text-properties officeooo:rsid="0029ea67"/>
    </style:style>
    <style:style style:name="T23" style:family="text">
      <style:text-properties officeooo:rsid="002b85f4"/>
    </style:style>
    <style:style style:name="T24" style:family="text">
      <style:text-properties officeooo:rsid="002ca461"/>
    </style:style>
    <style:style style:name="T25" style:family="text">
      <style:text-properties officeooo:rsid="002ee79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<text:span text:style-name="T1">³VG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5"><text:a xlink:type="simple" xlink:href="#__RefHeading__294_139109470" text:style-name="Index_20_Link" text:visited-style-name="Index_20_Link">Syntaxe<text:tab/>2</text:a></text:p>
          <text:p text:style-name="P56"><text:a xlink:type="simple" xlink:href="#__RefHeading__293_747510719" text:style-name="Index_20_Link" text:visited-style-name="Index_20_Link">Méthodes et identifiants<text:tab/>2</text:a></text:p>
          <text:p text:style-name="P56"><text:a xlink:type="simple" xlink:href="#__RefHeading__308_747510719" text:style-name="Index_20_Link" text:visited-style-name="Index_20_Link">Affectation des identifiants<text:tab/>2</text:a></text:p>
          <text:p text:style-name="P56"><text:a xlink:type="simple" xlink:href="#__RefHeading__296_139109470" text:style-name="Index_20_Link" text:visited-style-name="Index_20_Link">Boucles<text:tab/>2</text:a></text:p>
          <text:p text:style-name="P55"><text:a xlink:type="simple" xlink:href="#__RefHeading__162_699762725" text:style-name="Index_20_Link" text:visited-style-name="Index_20_Link">Méthodes<text:tab/>3</text:a></text:p>
          <text:p text:style-name="P56"><text:a xlink:type="simple" xlink:href="#__RefHeading__164_699762725" text:style-name="Index_20_Link" text:visited-style-name="Index_20_Link">Général<text:tab/>3</text:a></text:p>
          <text:p text:style-name="P56"><text:a xlink:type="simple" xlink:href="#__RefHeading__295_747510719" text:style-name="Index_20_Link" text:visited-style-name="Index_20_Link">Formes de base<text:tab/>3</text:a></text:p>
          <text:p text:style-name="P56"><text:a xlink:type="simple" xlink:href="#__RefHeading__168_699762725" text:style-name="Index_20_Link" text:visited-style-name="Index_20_Link">Style<text:tab/>3</text:a></text:p>
          <text:p text:style-name="P55"><text:a xlink:type="simple" xlink:href="#__RefHeading__297_747510719" text:style-name="Index_20_Link" text:visited-style-name="Index_20_Link">Constantes<text:tab/>4</text:a></text:p>
          <text:p text:style-name="P55"><text:a xlink:type="simple" xlink:href="#__RefHeading__299_747510719" text:style-name="Index_20_Link" text:visited-style-name="Index_20_Link">Objets<text:tab/>5</text:a></text:p>
          <text:p text:style-name="P56"><text:a xlink:type="simple" xlink:href="#__RefHeading__301_747510719" text:style-name="Index_20_Link" text:visited-style-name="Index_20_Link">Coords<text:tab/>5</text:a></text:p>
        </text:index-body>
      </text:table-of-content>
      <text:p text:style-name="P2"/>
      <text:h text:style-name="P23" text:outline-level="1"/>
      <text:h text:style-name="P25" text:outline-level="1"><text:bookmark-start text:name="__RefHeading__294_139109470"/>Syntaxe<text:bookmark-end text:name="__RefHeading__294_139109470"/></text:h>
      <text:h text:style-name="P54" text:outline-level="2"><text:bookmark-start text:name="__RefHeading__293_747510719"/>Méthodes et identifiants<text:bookmark-end text:name="__RefHeading__293_747510719"/></text:h>
      <text:p text:style-name="P48">La déclaration d’identifiants et l’appel des méthodes reprend le style du C en ce qui concerne la terminaison, c’est-à-dire qu’il faut rajouter un point-virgule à la fin de la ligne.</text:p>
      <text:h text:style-name="Heading_20_2" text:outline-level="2"><text:bookmark-start text:name="__RefHeading__308_747510719"/>Affectation des identifiants<text:bookmark-end text:name="__RefHeading__308_747510719"/></text:h>
      <text:p text:style-name="P49">Les identifiants peuvent contenir un chiffre à virgule ou une chaîne de caractères.</text:p>
      <text:p text:style-name="Code">var <text:span text:style-name="T21">cinq</text:span> = 5;</text:p>
      <text:p text:style-name="Code">var rouge = "#f00";</text:p>
      <text:h text:style-name="Heading_20_2" text:outline-level="2"><text:bookmark-start text:name="__RefHeading__296_139109470"/>Boucles<text:bookmark-end text:name="__RefHeading__296_139109470"/></text:h>
      <text:p text:style-name="P1">Il sera possible de créer des boucles afin de générer plusieurs fois une même action. Nous utiliserons la boucle for dans ce cas-ci.</text:p>
      <text:p text:style-name="Code"><text:span text:style-name="T15">for</text:span> i = 0 to 9 {</text:p>
      <text:p text:style-name="P18"><text:tab/><text:span text:style-name="T14">rect(10 * i, 10 * i, 10, 10);</text:span></text:p>
      <text:p text:style-name="Code">}</text:p>
      <text:p text:style-name="Text_20_body"/>
      <text:h text:style-name="P26" text:outline-level="1"><text:bookmark-start text:name="__RefHeading__162_699762725"/>Méthodes<text:bookmark-end text:name="__RefHeading__162_699762725"/></text:h>
      <text:h text:style-name="P51" text:outline-level="2"><text:bookmark-start text:name="__RefHeading__164_699762725"/>G<text:span text:style-name="T18">énéral</text:span><text:bookmark-end text:name="__RefHeading__164_699762725"/>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<text:span text:style-name="T11">setPage</text:span> (<text:span text:style-name="T20">largeur, hauteur, couleur</text:span>)</text:p>
            <text:p text:style-name="P37">Défini l’espace de travail.</text:p>
          </table:table-cell>
        </table:table-row>
        <table:table-row>
          <table:table-cell table:style-name="Tableau2.A2" office:value-type="string">
            <text:p text:style-name="P20"><text:span text:style-name="T11">se</text:span><text:span text:style-name="T8">tUnit</text:span> (<text:span text:style-name="T18">unite</text:span>)</text:p>
            <text:p text:style-name="P14">Défini <text:span text:style-name="T18">l’unité à utiliser dans le document</text:span>.</text:p>
          </table:table-cell>
        </table:table-row>
      </table:table>
      <text:h text:style-name="P51" text:outline-level="2"><text:bookmark-start text:name="__RefHeading__295_747510719"/>Formes de base<text:bookmark-end text:name="__RefHeading__295_747510719"/>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"><text:bookmark-start text:name="__RefHeading__193_699762725"/><text:span text:style-name="T4">circle</text:span> (x, y, rayon)<text:bookmark-end text:name="__RefHeading__193_699762725"/></text:p>
            <text:p text:style-name="P10">Dessine un <text:span text:style-name="T2">cercle</text:span>.</text:p>
          </table:table-cell>
        </table:table-row>
        <table:table-row>
          <table:table-cell table:style-name="Tableau7.A2" office:value-type="string">
            <text:p text:style-name="P3"><text:bookmark-start text:name="__RefHeading__185_699762725"/><text:span text:style-name="T4">line</text:span> (x1, y1, x2, y2)<text:bookmark-end text:name="__RefHeading__185_699762725"/></text:p>
            <text:p text:style-name="P10">Dessine un<text:span text:style-name="T2">e ligne.</text:span></text:p>
          </table:table-cell>
        </table:table-row>
        <table:table-row>
          <table:table-cell table:style-name="Tableau7.A2" office:value-type="string">
            <text:p text:style-name="P3"><text:bookmark-start text:name="__RefHeading__187_699762725"/><text:span text:style-name="T5">pgone</text:span> (coordonnées)<text:bookmark-end text:name="__RefHeading__187_699762725"/></text:p>
            <text:p text:style-name="P10">Dessine un <text:span text:style-name="T12">polygone.</text:span></text:p>
          </table:table-cell>
        </table:table-row>
        <table:table-row>
          <table:table-cell table:style-name="Tableau7.A2" office:value-type="string">
            <text:p text:style-name="P3"><text:bookmark-start text:name="__RefHeading__189_699762725"/><text:span text:style-name="T4">pline</text:span> (coordonnées)<text:bookmark-end text:name="__RefHeading__189_699762725"/></text:p>
            <text:p text:style-name="P10">Dessine une ligne à plusieurs points.</text:p>
            <text:p text:style-name="P10">Exemple : pline("0,0 5,5 10,5 <text:span text:style-name="T12">15,0")</text:span></text:p>
          </table:table-cell>
        </table:table-row>
        <table:table-row>
          <table:table-cell table:style-name="Tableau7.A2" office:value-type="string">
            <text:p text:style-name="P3"><text:bookmark-start text:name="__RefHeading__191_699762725"/><text:span text:style-name="T4">r</text:span><text:span text:style-name="T3">ect</text:span> (x, y, <text:span text:style-name="T16">largeur, hauteur</text:span>)<text:bookmark-end text:name="__RefHeading__191_699762725"/></text:p>
            <text:p text:style-name="P10">Dessine un rectangle.</text:p>
          </table:table-cell>
        </table:table-row>
        <table:table-row>
          <table:table-cell table:style-name="Tableau7.A2" office:value-type="string">
            <text:p text:style-name="P5"><text:span text:style-name="T7">text</text:span> (x, y, <text:span text:style-name="T17">texte</text:span>)</text:p>
            <text:p text:style-name="P15"><text:span text:style-name="T17">Ajoute un texte</text:span>.</text:p>
          </table:table-cell>
        </table:table-row>
      </table:table>
      <text:h text:style-name="P52" text:outline-level="2"><text:bookmark-start text:name="__RefHeading__168_699762725"/>Style<text:bookmark-end text:name="__RefHeading__168_699762725"/>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span text:style-name="T6">fillColor</text:span> (<text:span text:style-name="T13">couleur</text:span>)</text:p>
            <text:p text:style-name="P11">Défini la couleur du remplissage.</text:p>
          </table:table-cell>
        </table:table-row>
        <table:table-row>
          <table:table-cell table:style-name="Tableau1.A2" office:value-type="string">
            <text:p text:style-name="P7"><text:span text:style-name="T9">setFont</text:span> (<text:span text:style-name="T19">police, taille, gras, italique</text:span>)</text:p>
            <text:p text:style-name="P13">Défini <text:span text:style-name="T18">la police à utiliser.</text:span></text:p>
          </table:table-cell>
        </table:table-row>
        <table:table-row>
          <table:table-cell table:style-name="Tableau1.A2" office:value-type="string">
            <text:p text:style-name="P6"><text:span text:style-name="T8">setOpacity</text:span> (<text:span text:style-name="T18">opacité</text:span>)</text:p>
            <text:p text:style-name="P12">Défini <text:span text:style-name="T18">l’opacité de l’objet</text:span></text:p>
          </table:table-cell>
        </table:table-row>
        <table:table-row>
          <table:table-cell table:style-name="Tableau1.A2" office:value-type="string">
            <text:p text:style-name="P4"><text:span text:style-name="T6">strokeColor</text:span> (<text:span text:style-name="T13">couleur</text:span>)</text:p>
            <text:p text:style-name="P11">Défini la couleur du trait.</text:p>
          </table:table-cell>
        </table:table-row>
        <table:table-row>
          <table:table-cell table:style-name="Tableau1.A2" office:value-type="string">
            <text:p text:style-name="P4"><text:span text:style-name="T6">strokeWidth</text:span> (<text:span text:style-name="T13">largeur</text:span>)</text:p>
            <text:p text:style-name="P11">Défini la largeur du trait.</text:p>
          </table:table-cell>
        </table:table-row>
      </table:table>
      <text:h text:style-name="Heading_20_1" text:outline-level="1"><text:bookmark-start text:name="__RefHeading__297_747510719"/><text:soft-page-break/><text:span text:style-name="T18">C</text:span>onstantes<text:bookmark-end text:name="__RefHeading__297_747510719"/>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2">BLACK</text:p>
            <text:p text:style-name="P38">Couleur <text:span text:style-name="T22">noire</text:span></text:p>
          </table:table-cell>
        </table:table-row>
        <table:table-row>
          <table:table-cell table:style-name="Tableau3.A2" office:value-type="string">
            <text:p text:style-name="P31">BLUE</text:p>
            <text:p text:style-name="P44">Couleur bleu<text:span text:style-name="T22">e</text:span></text:p>
          </table:table-cell>
        </table:table-row>
        <table:table-row>
          <table:table-cell table:style-name="Tableau3.A2" office:value-type="string">
            <text:p text:style-name="P33">BROWN</text:p>
            <text:p text:style-name="P45"><text:span text:style-name="T22">Couleur brune</text:span></text:p>
          </table:table-cell>
        </table:table-row>
        <table:table-row>
          <table:table-cell table:style-name="Tableau3.A2" office:value-type="string">
            <text:p text:style-name="P27">CM</text:p>
            <text:p text:style-name="P39">Centimètres</text:p>
          </table:table-cell>
        </table:table-row>
        <table:table-row>
          <table:table-cell table:style-name="Tableau3.A2" office:value-type="string">
            <text:p text:style-name="P30">GREEN</text:p>
            <text:p text:style-name="P40">Couleur verte</text:p>
          </table:table-cell>
        </table:table-row>
        <table:table-row>
          <table:table-cell table:style-name="Tableau3.A2" office:value-type="string">
            <text:p text:style-name="P29">NULL</text:p>
            <text:p text:style-name="P17">0</text:p>
          </table:table-cell>
        </table:table-row>
        <table:table-row>
          <table:table-cell table:style-name="Tableau3.A2" office:value-type="string">
            <text:p text:style-name="P32">ORANGE</text:p>
            <text:p text:style-name="P42">Couleur <text:span text:style-name="T22">orange</text:span></text:p>
          </table:table-cell>
        </table:table-row>
        <table:table-row>
          <table:table-cell table:style-name="Tableau3.A2" office:value-type="string">
            <text:p text:style-name="P33">PINK</text:p>
            <text:p text:style-name="P43">Couleur <text:span text:style-name="T23">rose</text:span></text:p>
          </table:table-cell>
        </table:table-row>
        <table:table-row>
          <table:table-cell table:style-name="Tableau3.A2" office:value-type="string">
            <text:p text:style-name="P34">PURPLE</text:p>
            <text:p text:style-name="P46">Couleur <text:span text:style-name="T24">violette</text:span></text:p>
          </table:table-cell>
        </table:table-row>
        <table:table-row>
          <table:table-cell table:style-name="Tableau3.A2" office:value-type="string">
            <text:p text:style-name="P8"><text:span text:style-name="T10">P</text:span><text:span text:style-name="T3">X</text:span></text:p>
            <text:p text:style-name="P16">Pixels</text:p>
          </table:table-cell>
        </table:table-row>
        <table:table-row>
          <table:table-cell table:style-name="Tableau3.A2" office:value-type="string">
            <text:p text:style-name="P30">RED</text:p>
            <text:p text:style-name="P38">Couleur rouge</text:p>
          </table:table-cell>
        </table:table-row>
        <table:table-row>
          <table:table-cell table:style-name="Tableau3.A2" office:value-type="string">
            <text:p text:style-name="P28">TRANSPARENT</text:p>
            <text:p text:style-name="P42">Couleur transparente</text:p>
          </table:table-cell>
        </table:table-row>
        <table:table-row>
          <table:table-cell table:style-name="Tableau3.A2" office:value-type="string">
            <text:p text:style-name="P32">YELLOW</text:p>
            <text:p text:style-name="P41">Couleur <text:span text:style-name="T22">jaune</text:span></text:p>
          </table:table-cell>
        </table:table-row>
        <table:table-row>
          <table:table-cell table:style-name="Tableau3.A2" office:value-type="string">
            <text:p text:style-name="P32">WHITE</text:p>
            <text:p text:style-name="P42">Couleur <text:span text:style-name="T22">blanche</text:span></text:p>
          </table:table-cell>
        </table:table-row>
      </table:table>
      <text:h text:style-name="P22" text:outline-level="1"/>
      <text:h text:style-name="P24" text:outline-level="1"><text:bookmark-start text:name="__RefHeading__299_747510719"/>Objets<text:bookmark-end text:name="__RefHeading__299_747510719"/></text:h>
      <text:h text:style-name="P53" text:outline-level="2"><text:bookmark-start text:name="__RefHeading__301_747510719"/>Coords<text:bookmark-end text:name="__RefHeading__301_747510719"/></text:h>
      <text:p text:style-name="P50">Liste de coordonnées X, Y <text:span text:style-name="T25">pouvant être utilisées avec des polylines.</text:span></text:p>
      <text:p text:style-name="Code">Coords c;</text:p>
      <text:p text:style-name="P57">for x = 0 to 9 {</text:p>
      <text:p text:style-name="P57"><text:tab/>for y = 0 to 9 {</text:p>
      <text:p text:style-name="P57"><text:tab/><text:tab/><text:tab/>c.add(x, y);</text:p>
      <text:p text:style-name="P57"><text:tab/>}</text:p>
      <text:p text:style-name="P57">}</text:p>
      <text:p text:style-name="Code">pline(c);</text:p>
      <text:p text:style-name="P19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6"><text:span text:style-name="T3">add</text:span><text:span text:style-name="T15"> (x, y)</text:span></text:p>
            <text:p text:style-name="P47">Rajoute une coordonnée dans la liste.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nux Libertine Mono" svg:font-family="'Linux Libertine Mono'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" fo:font-family="'Linux Libertine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" fo:font-family="'Linux Libertine'" style:font-style-name="Normal" style:font-pitch="variable" fo:font-size="20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nux Libertine" fo:font-family="'Linux Libertine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4pt" fo:font-weight="normal" style:font-size-asian="18pt" style:font-weight-asian="bold" style:font-size-complex="1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éthode" style:family="paragraph" style:parent-style-name="Text_20_body" style:default-outline-level="3" style:list-style-name="">
      <style:paragraph-properties fo:margin-top="0cm" fo:margin-bottom="0cm" style:contextual-spacing="false"/>
      <style:text-properties style:use-window-font-color="true"/>
    </style:style>
    <style:style style:name="Code" style:family="paragraph" style:parent-style-name="Text_20_body" style:master-page-name="">
      <style:paragraph-properties fo:margin-top="0cm" fo:margin-bottom="0cm" style:contextual-spacing="false" style:page-number="auto" fo:background-color="#e6e6e6" fo:padding="0.25cm" fo:border="0.06pt solid #cccccc" style:shadow="none">
        <style:tab-stops/>
        <style:background-image/>
      </style:paragraph-properties>
      <style:text-properties style:font-name="Linux Libertine Mono" fo:font-family="'Linux Libertine Mono'" style:font-pitch="variable" fo:font-size="8pt" officeooo:rsid="0014f191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aque Skrapits</meta:initial-creator>
    <meta:creation-date>2013-11-13T10:30:44.808689905</meta:creation-date>
    <dc:date>2013-11-27T10:09:33.137849346</dc:date>
    <dc:creator>Cyriaque Skrapits</dc:creator>
    <meta:editing-duration>PT1H47M42S</meta:editing-duration>
    <meta:editing-cycles>32</meta:editing-cycles>
    <meta:generator>LibreOffice/4.1.3.2$Linux_X86_64 LibreOffice_project/410m0$Build-2</meta:generator>
    <meta:document-statistic meta:table-count="5" meta:image-count="0" meta:object-count="0" meta:page-count="5" meta:paragraph-count="97" meta:word-count="324" meta:character-count="1864" meta:non-whitespace-character-count="1633"/>
  </office:meta>
</office:document-meta>
</file>